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638000005889B9147405FB6EFAE.png" manifest:media-type="image/png"/>
  <manifest:file-entry manifest:full-path="Pictures/100000000000063800000588BF627DDB245676DC.pdf" manifest:media-type="application/pdf"/>
  <manifest:file-entry manifest:full-path="Pictures/1000020100000BB80000080E6B16590CDBDA6791.png" manifest:media-type="image/png"/>
  <manifest:file-entry manifest:full-path="Pictures/10000000000003E100000315303BE43E58D457C1.jpg" manifest:media-type="image/jpeg"/>
  <manifest:file-entry manifest:full-path="Pictures/10000000000003CB000002E100767F69F3672DC6.jpg" manifest:media-type="image/jpeg"/>
  <manifest:file-entry manifest:full-path="Pictures/1000000000000605000001C0AD633915E77E3CA6.pdf" manifest:media-type="application/pdf"/>
  <manifest:file-entry manifest:full-path="Pictures/1000000000000605000001C05C273CE9361B659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5983b0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draw:stroke-dash="Ultrafine_20_Dashed" svg:stroke-width="0.106cm" svg:stroke-color="#5983b0" draw:marker-start="Arrow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5983b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285cm" fo:min-width="1.659cm"/>
    </style:style>
    <style:style style:name="gr10" style:family="graphic" style:parent-style-name="standard">
      <style:graphic-properties svg:stroke-color="#666666" svg:stroke-opacity="100%" draw:opacity="12%" draw:textarea-horizontal-align="justify" draw:textarea-vertical-align="middle" draw:auto-grow-height="false" fo:min-height="4.551cm" fo:min-width="20.709cm"/>
    </style:style>
    <style:style style:name="gr11" style:family="graphic" style:parent-style-name="standard">
      <style:graphic-properties draw:stroke="none" svg:stroke-color="#000000" draw:fill="none" draw:fill-color="#ffffff" fo:min-height="0.83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1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opacity="12%"/>
      <style:paragraph-properties fo:text-align="center"/>
    </style:style>
    <style:style style:name="T1" style:family="text">
      <style:text-properties style:font-name="Arial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352cm" svg:height="5.842cm" svg:x="12.065cm" svg:y="-0.005cm">
          <draw:image xlink:href="Pictures/10000000000003E100000315303BE43E58D457C1.jpg" xlink:type="simple" xlink:show="embed" xlink:actuate="onLoad" loext:mime-type="image/jpeg">
            <text:p/>
          </draw:image>
        </draw:frame>
        <draw:frame draw:style-name="gr1" draw:text-style-name="P1" xml:id="id3" draw:id="id3" draw:layer="layout" svg:width="7.391cm" svg:height="5.08cm" svg:x="19.431cm" svg:y="4.699cm">
          <draw:image xlink:href="Pictures/1000020100000BB80000080E6B16590CDBDA6791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7.62cm" svg:height="5.783cm" svg:x="0.508cm" svg:y="-0.005cm">
          <draw:image xlink:href="Pictures/10000000000003CB000002E100767F69F3672DC6.jpg" xlink:type="simple" xlink:show="embed" xlink:actuate="onLoad" loext:mime-type="image/jpeg">
            <text:p/>
          </draw:image>
        </draw:frame>
        <draw:frame draw:style-name="gr1" draw:text-style-name="P1" xml:id="id4" draw:id="id4" draw:layer="layout" svg:width="13.493cm" svg:height="3.922cm" svg:x="7.335cm" svg:y="9.525cm">
          <draw:image xlink:href="Pictures/1000000000000605000001C0AD633915E77E3CA6.pdf" xlink:type="simple" xlink:show="embed" xlink:actuate="onLoad" loext:mime-type="application/pdf">
            <text:p/>
          </draw:image>
          <draw:image xlink:href="Pictures/1000000000000605000001C05C273CE9361B6590.png" xlink:type="simple" xlink:show="embed" xlink:actuate="onLoad" loext:mime-type="image/png"/>
        </draw:frame>
        <draw:connector draw:style-name="gr2" draw:text-style-name="P2" draw:layer="layout" draw:type="curve" svg:x1="8.128cm" svg:y1="2.886cm" svg:x2="12.065cm" svg:y2="2.916cm" draw:start-shape="id1" draw:start-glue-point="1" draw:end-shape="id2" draw:end-glue-point="3" svg:d="M8128 2886c2953 0 985 30 3937 30" svg:viewBox="0 0 3938 31">
          <text:p/>
        </draw:connector>
        <draw:connector draw:style-name="gr3" draw:text-style-name="P2" draw:layer="layout" draw:type="curve" svg:x1="19.417cm" svg:y1="2.916cm" svg:x2="23.126cm" svg:y2="4.699cm" draw:start-shape="id2" draw:start-glue-point="1" draw:end-shape="id3" draw:end-glue-point="0" svg:d="M19417 2916c2473 0 3709 594 3709 1783" svg:viewBox="0 0 3710 1784">
          <text:p/>
        </draw:connector>
        <draw:connector draw:style-name="gr4" draw:text-style-name="P2" draw:layer="layout" draw:type="curve" svg:x1="23.126cm" svg:y1="9.779cm" svg:x2="20.828cm" svg:y2="11.486cm" draw:start-shape="id3" draw:start-glue-point="2" draw:end-shape="id4" draw:end-glue-point="1" svg:d="M23126 9779c0 1138-766 1707-2298 1707" svg:viewBox="0 0 2299 1708">
          <text:p/>
        </draw:connector>
        <draw:connector draw:style-name="gr4" draw:text-style-name="P2" draw:layer="layout" draw:type="curve" svg:x1="7.335cm" svg:y1="11.486cm" svg:x2="5.461cm" svg:y2="11.469cm" draw:start-shape="id4" draw:start-glue-point="3" draw:end-shape="id5" draw:end-glue-point="1" svg:d="M7335 11486c-1405 0-469-17-1874-17" svg:viewBox="0 0 1875 18">
          <text:p/>
        </draw:connector>
        <draw:connector draw:style-name="gr4" draw:text-style-name="P2" draw:layer="layout" draw:type="curve" svg:x1="2.73cm" svg:y1="9.041cm" svg:x2="4.318cm" svg:y2="5.778cm" draw:start-shape="id5" draw:start-glue-point="0" draw:end-shape="id1" draw:end-glue-point="2" svg:d="M2730 9041c0-2446 1588-815 1588-3263" svg:viewBox="0 0 1589 3264">
          <text:p/>
        </draw:connector>
        <draw:frame draw:style-name="gr5" draw:text-style-name="P3" draw:layer="layout" svg:width="1.905cm" svg:height="1.016cm" svg:x="9.144cm" svg:y="3.429cm">
          <draw:text-box>
            <text:p><text:span text:style-name="T1">USB</text:span></text:p>
          </draw:text-box>
        </draw:frame>
        <draw:frame draw:style-name="gr6" draw:text-style-name="P3" draw:layer="layout" svg:width="3.45cm" svg:height="1.265cm" svg:x="20.045cm" svg:y="1.729cm">
          <draw:text-box>
            <text:p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6" draw:text-style-name="P3" draw:layer="layout" svg:width="3.45cm" svg:height="1.265cm" svg:x="22.077cm" svg:y="11.557cm">
          <draw:text-box>
            <text:p><text:span text:style-name="T1">S</text:span><text:span text:style-name="T1">P</text:span><text:span text:style-name="T1">I</text:span><text:span text:style-name="T1">/</text:span><text:span text:style-name="T1">G</text:span><text:span text:style-name="T1">P</text:span><text:span text:style-name="T1">I</text:span><text:span text:style-name="T1">O</text:span></text:p>
          </draw:text-box>
        </draw:frame>
        <draw:frame draw:style-name="gr7" draw:text-style-name="P3" draw:layer="layout" svg:width="2.994cm" svg:height="1.673cm" svg:x="4.245cm" svg:y="7.029cm">
          <draw:text-box>
            <text:p><text:span text:style-name="T1">Co</text:span><text:span text:style-name="T1">axi</text:span><text:span text:style-name="T1">al </text:span><text:span text:style-name="T1">w/ </text:span><text:span text:style-name="T1">BN</text:span><text:span text:style-name="T1">C</text:span></text:p>
          </draw:text-box>
        </draw:frame>
        <draw:g>
          <draw:frame draw:style-name="gr8" draw:text-style-name="P4" xml:id="id5" draw:id="id5" draw:layer="layout" svg:width="5.461cm" svg:height="4.857cm" svg:x="0cm" svg:y="9.041cm">
            <draw:image xlink:href="Pictures/100000000000063800000588BF627DDB245676DC.pdf" xlink:type="simple" xlink:show="embed" xlink:actuate="onLoad" loext:mime-type="application/pdf">
              <text:p/>
            </draw:image>
            <draw:image xlink:href="Pictures/1000000000000638000005889B9147405FB6EFAE.png" xlink:type="simple" xlink:show="embed" xlink:actuate="onLoad" loext:mime-type="image/png"/>
          </draw:frame>
          <draw:custom-shape draw:style-name="gr9" draw:text-style-name="P5" draw:layer="layout" svg:width="2.159cm" svg:height="0.535cm" svg:x="3.429cm" svg:y="13.435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6" draw:layer="layout" svg:width="21.209cm" svg:height="4.801cm" svg:x="0cm" svg:y="9.017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7.128cm" svg:height="1.084cm" svg:x="4.175cm" svg:y="12.734cm">
          <draw:text-box>
            <text:p><text:span text:style-name="T1">D-sub </text:span><text:span text:style-name="T1">SCSI II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822cm" fo:page-height="13.8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0T05:18:40.151090659</meta:creation-date>
    <dc:date>2020-04-20T18:00:21.679844728</dc:date>
    <meta:editing-duration>PT8M18S</meta:editing-duration>
    <meta:editing-cycles>3</meta:editing-cycles>
    <meta:generator>LibreOffice/6.3.5.2$Linux_X86_64 LibreOffice_project/30$Build-2</meta:generator>
    <meta:document-statistic meta:object-count="18"/>
  </office:meta>
</office:document-meta>
</file>